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e025" officeooo:paragraph-rsid="001fe02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2671" officeooo:paragraph-rsid="0022267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39bc" officeooo:paragraph-rsid="002139bc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3d464d" loext:opacity="100%" style:font-name="Source Serif Pro" fo:font-size="10.8000001907349pt" fo:font-weight="bold" officeooo:rsid="002139bc" officeooo:paragraph-rsid="002139bc" style:font-weight-asian="bold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.39999961853027pt" loext:padding="0cm" loext:border="none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225c3f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fo:font-weight="bold" officeooo:rsid="001fe025" officeooo:paragraph-rsid="001fe02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22671" officeooo:paragraph-rsid="0022267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67e45" officeooo:paragraph-rsid="00267e4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cbdd" officeooo:paragraph-rsid="0029cbd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b9263" officeooo:paragraph-rsid="002b926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267e45" officeooo:paragraph-rsid="002870b3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1fe025" officeooo:paragraph-rsid="001fe025" style:font-weight-asian="bold" style:font-weight-complex="bold"/>
    </style:style>
    <style:style style:name="P14" style:family="paragraph" style:parent-style-name="Text_20_body" style:list-style-name="L3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2671" officeooo:paragraph-rsid="00222671" style:font-weight-asian="bold" style:font-weight-complex="bold"/>
    </style:style>
    <style:style style:name="P15" style:family="paragraph" style:parent-style-name="Text_20_body" style:list-style-name="L6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2671" officeooo:paragraph-rsid="00222671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9cbdd" officeooo:paragraph-rsid="0029cbd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b9263" officeooo:paragraph-rsid="002b9263" style:font-weight-asian="bold" style:font-weight-complex="bold"/>
    </style:style>
    <style:style style:name="P18" style:family="paragraph" style:parent-style-name="Text_20_body" style:list-style-name="L1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19" style:family="paragraph" style:parent-style-name="Text_20_body" style:list-style-name="L3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20" style:family="paragraph" style:parent-style-name="Text_20_body" style:list-style-name="L5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21" style:family="paragraph" style:parent-style-name="Text_20_body" style:list-style-name="L6">
      <style:paragraph-properties fo:text-align="start" style:justify-single-word="false" fo:orphans="2" fo:widows="2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style:contextual-spacing="false" style:line-height-at-least="0.656cm" fo:text-align="start" style:justify-single-word="false" fo:padding="0cm" fo:border="none"/>
      <style:text-properties fo:color="#3d464d" loext:opacity="100%" style:font-name="Source Serif Pro" fo:font-size="10.8000001907349pt" loext:padding="0cm" loext:border="none"/>
    </style:style>
    <style:style style:name="P23" style:family="paragraph" style:parent-style-name="Text_20_body" style:list-style-name="L4">
      <style:paragraph-properties fo:margin-top="0cm" fo:margin-bottom="0cm" style:contextual-spacing="false" style:line-height-at-least="0.656cm" fo:text-align="start" style:justify-single-word="false" fo:padding="0cm" fo:border="none"/>
      <style:text-properties fo:color="#3d464d" loext:opacity="100%" style:font-name="Source Serif Pro" fo:font-size="10.8000001907349pt" loext:padding="0cm" loext:border="none"/>
    </style:style>
    <style:style style:name="P2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25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225c3f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style:contextual-spacing="false" fo:orphans="0" fo:text-indent="0cm" style:auto-text-indent="false" fo:background-color="#ffffff" fo:padding="0cm" fo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P28" style:family="paragraph" style:parent-style-name="Text_20_body" style:list-style-name="L8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30" style:family="paragraph" style:parent-style-name="Text_20_body" style:list-style-name="L10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style:line-height-at-least="0.656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/>
    </style:style>
    <style:style style:name="T2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0.8000001907349pt" fo:letter-spacing="normal" fo:font-style="normal" fo:font-weight="normal" officeooo:rsid="00225c3f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3d464d" loext:opacity="100%" style:font-name="Source Serif Pro" fo:font-size="10.8000001907349pt" fo:letter-spacing="normal" fo:font-style="normal" fo:font-weight="bold" officeooo:rsid="00225c3f" style:font-weight-asian="bold" style:font-weight-complex="bold" loext:padding="0cm" loext:border="none"/>
    </style:style>
    <style:style style:name="T5" style:family="text">
      <style:text-properties fo:font-variant="normal" fo:text-transform="none" fo:color="#3d464d" loext:opacity="100%" style:font-name="Liberation Mono" fo:font-size="12pt" fo:letter-spacing="normal" fo:font-style="normal" fo:font-weight="bold" officeooo:rsid="00225c3f" style:font-size-asian="12pt" style:font-weight-asian="bold" style:font-size-complex="12pt" style:font-weight-complex="bold" loext:padding="0cm" loext:border="none"/>
    </style:style>
    <style:style style:name="T6" style:family="text">
      <style:text-properties fo:font-variant="normal" fo:text-transform="none" fo:color="#3d464d" loext:opacity="100%" style:font-name="Liberation Serif" fo:font-size="12pt" fo:letter-spacing="normal" fo:font-style="normal" fo:font-weight="bold" officeooo:rsid="00225c3f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292929" loext:opacity="100%" style:font-name="medium-content-serif-font" fo:font-size="12.6000003814697pt" fo:letter-spacing="normal" fo:font-style="normal" fo:font-weight="normal" officeooo:rsid="00225c3f" style:font-weight-asian="bold" style:font-weight-complex="bold" loext:padding="0cm" loext:border="none"/>
    </style:style>
    <style:style style:name="T8" style:family="text">
      <style:text-properties fo:text-transform="uppercase" fo:color="#ffffff" loext:opacity="100%" style:text-line-through-style="none" style:text-line-through-type="none" style:font-name="Open Sans" fo:font-size="6.59999990463257pt" style:text-underline-style="none" style:text-blinking="false" fo:background-color="#32a7e5" loext:char-shading-value="0" loext:padding="0cm" loext:border="none"/>
    </style:style>
    <style:style style:name="T9" style:family="text">
      <style:text-properties fo:text-transform="uppercase" fo:color="#ffffff" loext:opacity="100%" style:text-line-through-style="none" style:text-line-through-type="none" style:font-name="Open Sans" fo:font-size="6.59999990463257pt" fo:language="en" fo:country="CA" style:text-underline-style="none" style:text-blinking="false" fo:background-color="#32a7e5" loext:char-shading-value="0" loext:padding="0cm" loext:border="none"/>
    </style:style>
    <style:style style:name="T10" style:family="text">
      <style:text-properties fo:text-transform="uppercase" fo:color="#ffffff" loext:opacity="100%" style:text-line-through-style="none" style:text-line-through-type="none" style:font-name="Open Sans" fo:font-size="6.59999990463257pt" fo:language="en" fo:country="CA" style:text-underline-style="none" officeooo:rsid="002870b3" style:text-blinking="false" fo:background-color="#32a7e5" loext:char-shading-value="0" loext:padding="0cm" loext:border="none"/>
    </style:style>
    <style:style style:name="T11" style:family="text">
      <style:text-properties officeooo:rsid="002870b3"/>
    </style:style>
    <style:style style:name="T12" style:family="text">
      <style:text-properties style:use-window-font-color="true" loext:opacity="0%" style:font-name="Liberation Serif" fo:font-size="12pt" fo:language="en" fo:country="CA" fo:font-weight="bold" officeooo:rsid="002870b3" style:letter-kerning="true" style:font-name-asian="Lucida Sans" style:font-size-asian="12pt" style:language-asian="hi" style:country-asian="IN" style:font-weight-asian="bold" style:font-name-complex="Liberation Serif1" style:font-size-complex="12pt" style:font-weight-complex="bold"/>
    </style:style>
    <style:style style:name="T13" style:family="text">
      <style:text-properties officeooo:rsid="0029cbdd"/>
    </style:style>
    <style:style style:name="T14" style:family="text">
      <style:text-properties officeooo:rsid="002b9263"/>
    </style:style>
    <style:style style:name="T15" style:family="text">
      <style:text-properties officeooo:rsid="002bf656"/>
    </style:style>
    <style:style style:name="fr1" style:family="graphic" style:parent-style-name="Frame">
      <style:graphic-properties fo:margin-left="0cm" fo:margin-right="0cm" fo:margin-top="0.085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LA 3 RESUMO:</text:p>
      <text:p text:style-name="P1"/>
      <text:list xml:id="list2712339924" text:style-name="L1">
        <text:list-item>
          <text:p text:style-name="P13">O que aprendemos nessa aula:</text:p>
        </text:list-item>
        <text:list-item>
          <text:p text:style-name="P18">Criação de Arrays;</text:p>
        </text:list-item>
        <text:list-item>
          <text:p text:style-name="P18">Inserção de itens em um array;</text:p>
        </text:list-item>
        <text:list-item>
          <text:p text:style-name="P18">Array splice;</text:p>
        </text:list-item>
        <text:list-item>
          <text:p text:style-name="P18">Palavras reservadas;</text:p>
        </text:list-item>
        <text:list-item>
          <text:p text:style-name="P18">Indices do array;</text:p>
        </text:list-item>
      </text:list>
      <text:p text:style-name="P3">AULA 4 RESUMO:</text:p>
      <text:p text:style-name="P4">O que aprendemos nessa aula:</text:p>
      <text:list xml:id="list2669532063" text:style-name="L2">
        <text:list-item>
          <text:p text:style-name="P22">If e Else</text:p>
        </text:list-item>
        <text:list-item>
          <text:p text:style-name="P22">Operadores lógicos</text:p>
        </text:list-item>
        <text:list-item>
          <text:p text:style-name="P22">if encadeado</text:p>
        </text:list-item>
        <text:list-item>
          <text:p text:style-name="P22">else if</text:p>
        </text:list-item>
        <text:list-item>
          <text:p text:style-name="P22">&amp;&amp; e ||</text:p>
        </text:list-item>
      </text:list>
      <text:p text:style-name="P5"/>
      <text:p text:style-name="P2">------------------------------JAVA SCRIPT ORIENTACAO A OBJETOS-------------------------------------</text:p>
      <text:p text:style-name="P2">AULA 2 RESUMO:</text:p>
      <text:p text:style-name="P2"/>
      <text:list xml:id="list2581912626" text:style-name="L3">
        <text:list-item>
          <text:p text:style-name="P14">O que aprendemos nessa aula:</text:p>
        </text:list-item>
        <text:list-item>
          <text:p text:style-name="P19">Criação de métodos</text:p>
        </text:list-item>
        <text:list-item>
          <text:p text:style-name="P19">Palavra chave this</text:p>
        </text:list-item>
        <text:list-item>
          <text:p text:style-name="P19">Encapsulamento</text:p>
        </text:list-item>
        <text:list-item>
          <text:p text:style-name="P19">Proposta de atributos privados</text:p>
        </text:list-item>
        <text:list-item>
          <text:p text:style-name="P24"><text:span text:style-name="T1">return e </text:span><text:span text:style-name="Emphasis"><text:span text:style-name="T2">early return</text:span></text:span></text:p>
        </text:list-item>
      </text:list>
      <text:p text:style-name="P6"><text:span text:style-name="Emphasis"><text:span text:style-name="T4"/></text:span></text:p>
      <text:p text:style-name="P6"><text:span text:style-name="Emphasis"><text:span text:style-name="T6">AULA 3 RESUMO:</text:span></text:span></text:p>
      <text:p text:style-name="P6"><text:span text:style-name="Emphasis"><text:span text:style-name="T5"/></text:span></text:p>
      <text:p text:style-name="P6"><text:span text:style-name="Emphasis"><text:span text:style-name="T7">The heap is where non-primitives are stored. The key difference is that the heap can store unordered data that can grow dynamically—perfect for arrays and objects.</text:span></text:span><text:span text:style-name="Emphasis"><text:span text:style-name="T4"> </text:span></text:span></text:p>
      <text:p text:style-name="P6"><text:span text:style-name="Emphasis"><text:span text:style-name="T4"/></text:span></text:p>
      <text:p text:style-name="P6"><text:span text:style-name="Emphasis"><text:span text:style-name="T4">O que aprendemos nessa aula:</text:span></text:span></text:p>
      <text:list xml:id="list2671536096" text:style-name="L4">
        <text:list-item>
          <text:p text:style-name="P23">Package.json</text:p>
        </text:list-item>
        <text:list-item>
          <text:p text:style-name="P23">Modules</text:p>
        </text:list-item>
        <text:list-item>
          <text:p text:style-name="P23">import/export</text:p>
        </text:list-item>
        <text:list-item>
          <text:p text:style-name="P23"><text:soft-page-break/>Quais as vantagens de ter um código onde usamos classes e composição ao invés de tipos primitivos</text:p>
        </text:list-item>
        <text:list-item>
          <text:p text:style-name="P23">Tipos de valor e tipos de referência</text:p>
        </text:list-item>
        <text:list-item>
          <text:p text:style-name="P23">Alterando dinamicamente um objeto</text:p>
        </text:list-item>
      </text:list>
      <text:p text:style-name="P5"/>
      <text:p text:style-name="P6"><text:span text:style-name="Emphasis"><text:span text:style-name="T6">AULA 4 RESUMO:</text:span></text:span></text:p>
      <text:p text:style-name="P6"><text:span text:style-name="Emphasis"><text:span text:style-name="T6"/></text:span></text:p>
      <text:list xml:id="list26265791" text:style-name="L5">
        <text:list-item>
          <text:p text:style-name="P25"><text:span text:style-name="Emphasis"><text:span text:style-name="T3">O que aprendemos nessa aula:</text:span></text:span></text:p>
        </text:list-item>
        <text:list-item>
          <text:p text:style-name="P20">Diferenças entre null e undefined</text:p>
        </text:list-item>
        <text:list-item>
          <text:p text:style-name="P20">Aprofundando nos conceitos de referências a um espaço de memória</text:p>
        </text:list-item>
        <text:list-item>
          <text:p text:style-name="P20">Get e Set</text:p>
        </text:list-item>
        <text:list-item>
          <text:p text:style-name="P20">Melhor encapsulamento da classe</text:p>
        </text:list-item>
        <text:list-item>
          <text:p text:style-name="P20">Protegendo atributos sensíveis</text:p>
        </text:list-item>
      </text:list>
      <text:p text:style-name="P6"><text:span text:style-name="Emphasis"><text:span text:style-name="T6"/></text:span></text:p>
      <text:p text:style-name="P6"><text:span text:style-name="Emphasis"><text:span text:style-name="T6">AULA 5 RESUMO:</text:span></text:span></text:p>
      <text:p text:style-name="P2"/>
      <text:list xml:id="list1186400482" text:style-name="L6">
        <text:list-item>
          <text:p text:style-name="P15">O que aprendemos nessa aula:</text:p>
        </text:list-item>
        <text:list-item>
          <text:p text:style-name="P21">Construtores</text:p>
        </text:list-item>
        <text:list-item>
          <text:p text:style-name="P21">encapsulamento</text:p>
        </text:list-item>
        <text:list-item>
          <text:p text:style-name="P21">atributos "readonly"</text:p>
        </text:list-item>
        <text:list-item>
          <text:p text:style-name="P21">Atributos estáticos</text:p>
        </text:list-item>
      </text:list>
      <text:p text:style-name="P2">-------------------------------</text:p>
      <text:p text:style-name="P9">JAVASCRIPT: </text:p>
      <text:p text:style-name="P9"/>
      <text:p text:style-name="P9">Parte orientacao a objetos:</text:p>
      <text:p text:style-name="P9"/>
      <text:p text:style-name="P12"><text:span text:style-name="T12">Aula 2- </text:span><text:a xlink:type="simple" xlink:href="https://cursos.alura.com.br/course/javascript-polimorfismo/task/74146/next" text:style-name="Internet_20_link" text:visited-style-name="Visited_20_Internet_20_Link">H</text:a><text:span text:style-name="T12">ERANCA:</text:span></text:p>
      <text:p text:style-name="P27"><draw:frame draw:style-name="fr1" draw:name="Frame1" text:anchor-type="char" svg:width="0.041cm" draw:z-index="0"><draw:text-box fo:min-height="0.041cm"><text:list xml:id="list3138217291" text:style-name="L7"><text:list-item><text:p text:style-name="P26"/></text:list-item></text:list></draw:text-box></draw:frame>O que aprendemos nessa aula:</text:p>
      <text:list xml:id="list877538752" text:style-name="L8">
        <text:list-item>
          <text:p text:style-name="P28">Especializando código</text:p>
        </text:list-item>
        <text:list-item>
          <text:p text:style-name="P28">Herdando propriedades e atributos</text:p>
        </text:list-item>
        <text:list-item>
          <text:p text:style-name="P28">Sobrecarga de métodos</text:p>
        </text:list-item>
        <text:list-item>
          <text:p text:style-name="P28">Compartilhando código de forma segura</text:p>
        </text:list-item>
        <text:list-item>
          <text:p text:style-name="P28">Mantendo nosso código na linguagem do cliente</text:p>
        </text:list-item>
        <text:list-item>
          <text:p text:style-name="P28">Evitando código muito complicado através da herança</text:p>
        </text:list-item>
        <text:list-item>
          <text:p text:style-name="P32"><text:span text:style-name="T2">Palavra-chave </text:span><text:span text:style-name="Strong_20_Emphasis"><text:span text:style-name="T2">Super</text:span></text:span></text:p>
        </text:list-item>
        <text:list-item>
          <text:p text:style-name="P28">Método e propriedades privadas e protegidas</text:p>
        </text:list-item>
      </text:list>
      <text:p text:style-name="P10"><text:soft-page-break/>Aula 3-Classes abstratas:</text:p>
      <text:p text:style-name="P10"/>
      <text:p text:style-name="P16">O que aprendemos nessa aula:</text:p>
      <text:list xml:id="list2832082286" text:style-name="L9">
        <text:list-item>
          <text:p text:style-name="P29">Como o JS sabe quem está sendo instanciado.</text:p>
        </text:list-item>
        <text:list-item>
          <text:p text:style-name="P29">Pesando na proteção do nosso sistema</text:p>
        </text:list-item>
        <text:list-item>
          <text:p text:style-name="P29">Lançando erros para o sistema</text:p>
        </text:list-item>
        <text:list-item>
          <text:p text:style-name="P29">Classes abstratas</text:p>
        </text:list-item>
        <text:list-item>
          <text:p text:style-name="P29">Métodos abstratos</text:p>
        </text:list-item>
        <text:list-item>
          <text:p text:style-name="P29">Erros em tempo de execução</text:p>
        </text:list-item>
      </text:list>
      <text:p text:style-name="P10"/>
      <text:p text:style-name="P10">Aula 4-<text:span text:style-name="T14">Sistema Interno:</text:span></text:p>
      <text:p text:style-name="P10"/>
      <text:p text:style-name="P16">Revisão de herança,boas práticas de código e encapsulamento</text:p>
      <text:list xml:id="list1507092980" text:style-name="L10">
        <text:list-item>
          <text:p text:style-name="P30">Polimorfismo</text:p>
        </text:list-item>
        <text:list-item>
          <text:p text:style-name="P30">Métodos estáticos</text:p>
        </text:list-item>
        <text:list-item>
          <text:p text:style-name="P30">Maneiras de tratar objetos de diferentes tipos de maneira parecida</text:p>
        </text:list-item>
      </text:list>
      <text:p text:style-name="P10"/>
      <text:p text:style-name="P11">Aula 5- <text:span text:style-name="T15">Interfaces e Ducty Type-IMPORTANTE</text:span>:</text:p>
      <text:p text:style-name="P17">O que aprendemos nessa aula:</text:p>
      <text:list xml:id="list315371664" text:style-name="L11">
        <text:list-item>
          <text:p text:style-name="P31">operador in</text:p>
        </text:list-item>
        <text:list-item>
          <text:p text:style-name="P31">operador instanceOf</text:p>
        </text:list-item>
        <text:list-item>
          <text:p text:style-name="P31">Como proteger nossos sistemas</text:p>
        </text:list-item>
        <text:list-item>
          <text:p text:style-name="P31">interfaces padronizadas</text:p>
        </text:list-item>
        <text:list-item>
          <text:p text:style-name="P31">Ducky Type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medium-content-serif-font" svg:font-family="medium-content-serif-font, Georgia, Cambr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8-14T12:39:17.221000000</dc:date>
    <meta:generator>LibreOffice/7.0.0.3$Windows_X86_64 LibreOffice_project/8061b3e9204bef6b321a21033174034a5e2ea88e</meta:generator>
    <meta:editing-duration>PT1H58M5S</meta:editing-duration>
    <meta:editing-cycles>6</meta:editing-cycles>
    <meta:document-statistic meta:table-count="0" meta:image-count="0" meta:object-count="0" meta:page-count="3" meta:paragraph-count="78" meta:word-count="376" meta:character-count="2199" meta:non-whitespace-character-count="1957"/>
  </office:meta>
</office:document-meta>
</file>